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0">
  <office:scripts/>
  <office:font-face-decls>
    <style:font-face style:name="StarSymbol" svg:font-family="StarSymbol"/>
    <style:font-face style:name="Courier New" style:font-adornments="Regular" style:font-pitch="fixed" style:font-family-generic="modern" svg:font-family="'Courier New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DejaVu Sans" style:font-pitch="variable" style:font-family-generic="system" svg:font-family="'DejaVu Sans'"/>
  </office:font-face-decls>
  <office:automatic-styles>
    <style:style style:name="Table1" style:family="table">
      <style:table-properties table:align="margins" style:width="16.999cm"/>
    </style:style>
    <style:style style:name="Table1.A" style:family="table-column">
      <style:table-column-properties style:column-width="10.795cm" style:rel-column-width="41615*"/>
    </style:style>
    <style:style style:name="Table1.B" style:family="table-column">
      <style:table-column-properties style:column-width="6.204cm" style:rel-column-width="23920*"/>
    </style:style>
    <style:style style:name="Table1.A1" style:family="table-cell">
      <style:table-cell-properties fo:border-bottom="0.002cm solid #000000" fo:background-color="#e6e6e6" fo:border-right="none" fo:padding="0.097cm" fo:border-left="0.002cm solid #000000" fo:border-top="0.002cm solid #000000">
        <style:background-image/>
      </style:table-cell-properties>
    </style:style>
    <style:style style:name="Table1.B1" style:family="table-cell">
      <style:table-cell-properties fo:background-color="#e6e6e6" fo:border="0.002cm solid #000000" fo:padding="0.097cm">
        <style:background-image/>
      </style:table-cell-properties>
    </style:style>
    <style:style style:name="Table1.A2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1.A3" style:family="table-cell">
      <style:table-cell-properties fo:border-bottom="0.002cm solid #000000" fo:border-right="none" fo:padding="0.097cm" fo:border-left="0.002cm solid #000000" fo:border-top="none"/>
    </style:style>
    <style:style style:name="P1" style:parent-style-name="Standard" style:family="paragraph">
      <style:paragraph-properties style:justify-single-word="false" fo:text-align="center"/>
    </style:style>
    <style:style style:name="P2" style:parent-style-name="Table_20_Contents" style:family="paragraph">
      <style:text-properties fo:font-size="10pt" style:font-size-asian="10pt" style:font-size-complex="10pt" style:font-name="Arial"/>
    </style:style>
    <style:style style:name="P3" style:parent-style-name="Standard" style:family="paragraph" style:list-style-name="L1"/>
    <text:list-style style:name="L1">
      <text:list-level-style-bullet style:num-suffix="." text:level="1" text:bullet-char="●" text:style-name="Bullet_20_Symbols">
        <style:list-level-properties text:space-before="0.635cm" text:min-label-width="0.635cm"/>
        <style:text-properties style:font-name="StarSymbol"/>
      </text:list-level-style-bullet>
      <text:list-level-style-bullet style:num-suffix="." text:level="2" text:bullet-char="○" text:style-name="Bullet_20_Symbols">
        <style:list-level-properties text:space-before="1.27cm" text:min-label-width="0.635cm"/>
        <style:text-properties style:font-name="StarSymbol"/>
      </text:list-level-style-bullet>
      <text:list-level-style-bullet style:num-suffix="." text:level="3" text:bullet-char="■" text:style-name="Bullet_20_Symbols">
        <style:list-level-properties text:space-before="1.905cm" text:min-label-width="0.635cm"/>
        <style:text-properties style:font-name="StarSymbol"/>
      </text:list-level-style-bullet>
      <text:list-level-style-bullet style:num-suffix="." text:level="4" text:bullet-char="●" text:style-name="Bullet_20_Symbols">
        <style:list-level-properties text:space-before="2.54cm" text:min-label-width="0.635cm"/>
        <style:text-properties style:font-name="StarSymbol"/>
      </text:list-level-style-bullet>
      <text:list-level-style-bullet style:num-suffix="." text:level="5" text:bullet-char="○" text:style-name="Bullet_20_Symbols">
        <style:list-level-properties text:space-before="3.175cm" text:min-label-width="0.635cm"/>
        <style:text-properties style:font-name="StarSymbol"/>
      </text:list-level-style-bullet>
      <text:list-level-style-bullet style:num-suffix="." text:level="6" text:bullet-char="■" text:style-name="Bullet_20_Symbols">
        <style:list-level-properties text:space-before="3.81cm" text:min-label-width="0.635cm"/>
        <style:text-properties style:font-name="StarSymbol"/>
      </text:list-level-style-bullet>
      <text:list-level-style-bullet style:num-suffix="." text:level="7" text:bullet-char="●" text:style-name="Bullet_20_Symbols">
        <style:list-level-properties text:space-before="4.445cm" text:min-label-width="0.635cm"/>
        <style:text-properties style:font-name="StarSymbol"/>
      </text:list-level-style-bullet>
      <text:list-level-style-bullet style:num-suffix="." text:level="8" text:bullet-char="○" text:style-name="Bullet_20_Symbols">
        <style:list-level-properties text:space-before="5.08cm" text:min-label-width="0.635cm"/>
        <style:text-properties style:font-name="StarSymbol"/>
      </text:list-level-style-bullet>
      <text:list-level-style-bullet style:num-suffix="." text:level="9" text:bullet-char="■" text:style-name="Bullet_20_Symbols">
        <style:list-level-properties text:space-before="5.715cm" text:min-label-width="0.635cm"/>
        <style:text-properties style:font-name="StarSymbol"/>
      </text:list-level-style-bullet>
      <text:list-level-style-bullet style:num-suffix="." text:level="10" text:bullet-char="●" text:style-name="Bullet_20_Symbols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
Documatic Tutorial
</text:h>
      <text:p text:style-name="P1">
by Dave Nelson &lt;
<text:a xlink:href="mailto:urbanus@240gl.org" xlink:type="simple">
urbanus@240gl.org
</text:a>
&gt;
</text:p>
      <text:p text:style-name="Standard"/>
      <text:p text:style-name="Standard">
This is a trivial demonstration of how Documatic can be used to render Ruport
tables to OpenDocument text.
</text:p>
      <text:p text:style-name="Standard"/>
      <text:p text:style-name="Standard">
Here is the sample data rendered in a table.
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p text:style-name="P2">
Name
</text:p>
          </table:table-cell>
          <table:table-cell office:value-type="string" table:style-name="Table1.B1">
            <text:p text:style-name="P2">
Phone Number
</text:p>
          </table:table-cell>
        </table:table-row>
        <table:table-row>
          <table:table-cell office:value-type="string" table:style-name="Table1.A3">
            <text:p text:style-name="Table_20_Contents">
Madchili Restaurant
</text:p>
          </table:table-cell>
          <table:table-cell office:value-type="string" table:style-name="Table1.A2">
            <text:p text:style-name="Table_20_Contents">
(02) 9805 1287
</text:p>
          </table:table-cell>
        </table:table-row>
        <table:table-row>
          <table:table-cell office:value-type="string" table:style-name="Table1.A3">
            <text:p text:style-name="Table_20_Contents">
Shiraz Restaurant
</text:p>
          </table:table-cell>
          <table:table-cell office:value-type="string" table:style-name="Table1.A2">
            <text:p text:style-name="Table_20_Contents">
(02) 9858 2004
</text:p>
          </table:table-cell>
        </table:table-row>
        <table:table-row>
          <table:table-cell office:value-type="string" table:style-name="Table1.A3">
            <text:p text:style-name="Table_20_Contents">
The Ranch Bistro Grill
</text:p>
          </table:table-cell>
          <table:table-cell office:value-type="string" table:style-name="Table1.A2">
            <text:p text:style-name="Table_20_Contents">
(02) 9887 2411
</text:p>
          </table:table-cell>
        </table:table-row>
      </table:table>
      <text:p text:style-name="Standard"/>
      <text:p text:style-name="Standard">
That wasn't too hard now, was it?
</text:p>
      <text:p text:style-name="Standard"/>
      <text:p text:style-name="Standard">
I should mention – just for the record – that we rendered 
3
entries
 in the table above (see how you can embed Ruby code anywhere in your
document?).
</text:p>
      <text:p text:style-name="Standard"/>
      <text:p text:style-name="Standard">
We can also render Ruport data in lists, either bulleted or numbered.
</text:p>
      <text:p text:style-name="Standard"/>
      <text:list text:style-name="L1">
        <text:list-item>
          <text:p text:style-name="P3">
Madchili Restaurant
, phone 
(02) 9805 1287
.
</text:p>
        </text:list-item>
        <text:list-item>
          <text:p text:style-name="P3">
Shiraz Restaurant
, phone 
(02) 9858 2004
.
</text:p>
        </text:list-item>
        <text:list-item>
          <text:p text:style-name="P3">
The Ranch Bistro Grill
, phone 
(02) 9887 2411
.
</text:p>
        </text:list-item>
      </text:list>
      <text:p text:style-name="Standard"/>
      <text:p text:style-name="Standard">
There are lots more things Documatic can do. 
<text:s/>
For more information check out the wiki:
</text:p>
      <text:p text:style-name="Standard">
<text:a xlink:href="http://stonecode.svnrepository.com/ruport/trac.cgi/wiki/Documatic" xlink:type="simple"/>
</text:p>
      <text:p text:style-name="Standard">
<text:a xlink:href="http://stonecode.svnrepository.com/documatic/trac.cgi" xlink:type="simple">
http://stonecode.svnrepository.com/documatic/trac.cgi
</text:a>
</text:p>
      <text:p text:style-name="Standard"/>
      <text:p text:style-name="Standard">
Or ask on the mailing list:
</text:p>
      <text:p text:style-name="Standard"/>
      <text:p text:style-name="Standard">
<text:a xlink:href="http://groups.google.com/group/ruby-reports" xlink:type="simple">
http://groups.google.com/group/ruby-reports
</text:a>
</text:p>
      <text:p text:style-name="Standard"/>
      <text:p text:style-name="Standard">
Best of luck using Documatic and Ruport!
</text:p>
      <text:p text:style-name="Standard"/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0">
  <office:font-face-decls>
    <style:font-face style:name="StarSymbol" svg:font-family="StarSymbol"/>
    <style:font-face style:name="Courier New" style:font-adornments="Regular" style:font-pitch="fixed" style:font-family-generic="modern" svg:font-family="'Courier New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AU" style:country-asian="US" fo:font-size="12pt" style:font-size-asian="12pt" fo:language="en" style:font-size-complex="12pt" style:language-asian="en" style:country-complex="US" style:use-window-font-color="true" style:language-complex="en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AU" style:country-asian="US" fo:font-size="12pt" fo:hyphenate="false" style:font-name-asian="DejaVu Sans" fo:hyphenation-push-char-count="2" style:font-name-complex="DejaVu Sans" style:font-size-asian="12pt" fo:language="en" style:font-size-complex="12pt" style:language-asian="en" style:country-complex="US" style:use-window-font-color="true" fo:hyphenation-remain-char-count="2" style:language-complex="en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Heading_20_1" style:class="text" style:next-style-name="Text_20_body" style:parent-style-name="Heading" style:default-outline-level="1" style:display-name="Heading 1" style:family="paragraph">
      <style:paragraph-properties fo:background-color="transparent" style:justify-single-word="false" fo:text-align="center">
        <style:background-image/>
      </style:paragraph-properties>
      <style:text-properties fo:font-size="115%" fo:font-weight="bold" style:font-size-asian="115%" style:font-weight-complex="bold" style:font-weight-asian="bold" style:font-size-complex="115%"/>
    </style:style>
    <style:style style:name="List" style:class="list" style:parent-style-name="Text_20_body" style:family="paragraph"/>
    <style:style style:name="Footer" style:class="extra" style:parent-style-name="Standard" style:family="paragraph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class="extra" style:parent-style-name="Standard" style:display-name="Table Contents" style:family="paragraph">
      <style:paragraph-properties text:line-number="0" text:number-lines="false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Internet_20_link" style:display-name="Internet link" style:family="text">
      <style:text-properties style:text-underline-color="font-color" fo:color="#000080" style:text-underline-style="solid" style:text-underline-width="auto"/>
    </style:style>
    <style:style style:name="Visited_20_Internet_20_Link" style:display-name="Visited Internet Link" style:family="text">
      <style:text-properties style:text-underline-color="font-color" fo:color="#800000" style:text-underline-style="solid" style:text-underline-width="auto"/>
    </style:style>
    <style:style style:name="Ruby_20_Code" style:display-name="Ruby Code" style:family="text">
      <style:text-properties fo:font-size="10pt" fo:background-color="#ffcc99" style:font-name="Courier New"/>
    </style:style>
    <style:style style:name="Ruby_20_Value" style:parent-style-name="Ruby_20_Code" style:display-name="Ruby Value" style:family="text">
      <style:text-properties style:text-underline-color="font-color" fo:background-color="#99ccff" style:text-underline-style="dotted" style:text-underline-width="auto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page-layout style:name="pm1">
      <style:page-layout-properties style:num-format="1" fo:margin-bottom="2cm" style:writing-mode="lr-tb" fo:margin-top="2cm" fo:page-height="29.699cm" style:print-orientation="portrait" fo:margin-left="2cm" fo:margin-right="2cm" style:footnote-max-height="0cm" fo:page-width="20.99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>
        <style:header-footer-properties fo:margin-top="0.499cm" fo:min-height="0cm" fo:margin-left="0cm" fo:margin-right="0cm"/>
      </style:footer-style>
    </style:page-layout>
  </office:automatic-styles>
  <office:master-styles>
    <style:master-page style:name="Standard" style:page-layout-name="pm1">
      <style:footer>
        <text:p text:style-name="Footer">
Documatic Tutorial
<text:tab/>
<text:page-number text:select-page="current">
1
</text:page-number>
 of 
<text:page-count>
1
</text:page-count>
<text:tab/>

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avid</meta:initial-creator>
    <meta:creation-date>2007-06-15T00:05:44</meta:creation-date>
    <dc:creator>ubuntu</dc:creator>
    <dc:date>2007-06-15T10:13:13</dc:date>
    <dc:language>en-AU</dc:language>
    <meta:editing-cycles>5</meta:editing-cycles>
    <meta:editing-duration>PT13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2" meta:word-count="140" meta:character-count="895"/>
  </office:meta>
</office:document-meta>
</file>